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da4f9" officeooo:paragraph-rsid="000da4f9" style:font-size-asian="22.75pt" style:font-size-complex="26pt"/>
    </style:style>
    <style:style style:name="P2" style:family="paragraph" style:parent-style-name="Standard">
      <style:text-properties fo:font-size="22pt" style:text-underline-style="none" officeooo:rsid="000da4f9" officeooo:paragraph-rsid="000da4f9" style:font-size-asian="19.25pt" style:font-size-complex="22pt"/>
    </style:style>
    <style:style style:name="P3" style:family="paragraph" style:parent-style-name="Standard">
      <style:text-properties fo:font-size="16pt" style:text-underline-style="none" officeooo:rsid="000da4f9" officeooo:paragraph-rsid="000da4f9" style:font-size-asian="14pt" style:font-size-complex="16pt"/>
    </style:style>
    <style:style style:name="P4" style:family="paragraph" style:parent-style-name="Standard">
      <style:text-properties fo:font-size="16pt" style:text-underline-style="none" officeooo:rsid="000da4f9" officeooo:paragraph-rsid="000da4f9" style:font-size-asian="16pt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0da4f9" officeooo:paragraph-rsid="000da4f9" style:font-size-asian="16pt" style:font-size-complex="16pt"/>
    </style:style>
    <style:style style:name="P6" style:family="paragraph" style:parent-style-name="Standard">
      <style:text-properties fo:font-size="16pt" style:text-underline-style="solid" style:text-underline-width="auto" style:text-underline-color="font-color" officeooo:rsid="000da4f9" officeooo:paragraph-rsid="000da4f9" style:font-size-asian="14pt" style:font-size-complex="16pt"/>
    </style:style>
    <style:style style:name="P7" style:family="paragraph" style:parent-style-name="Standard">
      <style:text-properties fo:font-size="12pt" style:text-underline-style="none" officeooo:rsid="000da4f9" officeooo:paragraph-rsid="000da4f9" style:font-size-asian="10.5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rsid="000da4f9" officeooo:paragraph-rsid="000da4f9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pan text:style-name="T1">FIND A TOUR PROJECT</text:span></text:p>
      <text:p text:style-name="P2"><text:tab/> <text:s text:c="7"/><text:span text:style-name="T1">Supplementary Documentation</text:span></text:p>
      <text:p text:style-name="P3"><text:span text:style-name="T1">1-Introduction :</text:span></text:p>
      <text:p text:style-name="P7">This document provides the Find A Tour Project requirements which are not provided or detailed in any other document</text:p>
      <text:p text:style-name="P7"/>
      <text:p text:style-name="P5">2-Functionality :</text:p>
      <text:p text:style-name="P7"/>
      <text:p text:style-name="P8">2.1 Login :</text:p>
      <text:p text:style-name="P8"/>
      <text:p text:style-name="P8"><text:span text:style-name="T4">All users has to login before start to use this mobile application. So all of them must be able to login via mobile application.</text:span></text:p>
      <text:p text:style-name="P8"/>
      <text:p text:style-name="P8"><text:span text:style-name="T2">2.2 Register :</text:span></text:p>
      <text:p text:style-name="P8"/>
      <text:p text:style-name="P8"><text:span text:style-name="T4">All users has to register before login and start to use this mobile application. So all of the must be able to register via mobile applications</text:span></text:p>
      <text:p text:style-name="P8"/>
      <text:p text:style-name="P8"><text:span text:style-name="T2">2.3 Create / Manage Profile :</text:span></text:p>
      <text:p text:style-name="P7"/>
      <text:p text:style-name="P7"><text:span text:style-name="T2">All users must be able to create and manage their own profile. It is not obligatory for Tourist users, but it is obligatory for Tourist guides.</text:span></text:p>
      <text:p text:style-name="P7"/>
      <text:p text:style-name="P8"><text:span text:style-name="T2">2.4 Create / Manage a Tour :</text:span></text:p>
      <text:p text:style-name="P8"/>
      <text:p text:style-name="P7"><text:span text:style-name="T2">All tour guides must be able to create and manage their own tours.</text:span></text:p>
      <text:p text:style-name="P7"/>
      <text:p text:style-name="P8"><text:span text:style-name="T2">2.5 Find A Tour :</text:span></text:p>
      <text:p text:style-name="P8"/>
      <text:p text:style-name="P7"><text:span text:style-name="T2">All user can search and find tour by specific requirements.</text:span></text:p>
      <text:p text:style-name="P7"/>
      <text:p text:style-name="P8"><text:span text:style-name="T2">2.6 Book a Tour :</text:span></text:p>
      <text:p text:style-name="P8"/>
      <text:p text:style-name="P7"><text:span text:style-name="T2">All users (even the tour guides ) must be able to book a tour via mobile application.</text:span></text:p>
      <text:p text:style-name="P7"/>
      <text:p text:style-name="P8"><text:span text:style-name="T2">2.7 Delete User :</text:span></text:p>
      <text:p text:style-name="P7"/>
      <text:p text:style-name="P7"><text:span text:style-name="T2">Administrators must be able to delete any user which is not an Administrator.</text:span></text:p>
      <text:p text:style-name="P7">All users must be able to delete their own account via mobile application.</text:p>
      <text:p text:style-name="P7"/>
      <text:p text:style-name="P8"><text:span text:style-name="T2">2.8 Authorize :</text:span></text:p>
      <text:p text:style-name="P8"/>
      <text:p text:style-name="P7"><text:span text:style-name="T2">Administrators must be able to authorize other users as tourist, tour-guide or administrator.</text:span></text:p>
      <text:p text:style-name="P7"/>
      <text:p text:style-name="P6">3. Usability :</text:p>
      <text:p text:style-name="P3"/>
      <text:p text:style-name="P8">3.1 Easy to use :</text:p>
      <text:p text:style-name="P8"/>
      <text:p text:style-name="P8"><text:span text:style-name="T3">User interface should be clear and easy to use for all kind of users (elder,younger etc..)</text:span></text:p>
      <text:p text:style-name="P5"><text:soft-page-break/>4. Availability :</text:p>
      <text:p text:style-name="P4"/>
      <text:p text:style-name="P7">The program should be available in 7/24 and all over the world.</text:p>
      <text:p text:style-name="P7"/>
      <text:p text:style-name="P5">5. Performance :</text:p>
      <text:p text:style-name="P5"/>
      <text:p text:style-name="P7">There isn't any clear performance requests. But the program should work well and faster even if the user doesn't have a cut-edge smart phone. Also it should support tablets.</text:p>
      <text:p text:style-name="P7"/>
      <text:p text:style-name="P5">6. Design Constraints :</text:p>
      <text:p text:style-name="P8"/>
      <text:p text:style-name="P8">6.1 Java :</text:p>
      <text:p text:style-name="P7"/>
      <text:p text:style-name="P7">All programming process of this mobile application should be made on Java programming language.</text:p>
      <text:p text:style-name="P7"/>
      <text:p text:style-name="P8">6.2 Unified Process :</text:p>
      <text:p text:style-name="P8"/>
      <text:p text:style-name="P7">The Unified Process must be used as software development framework.</text:p>
      <text:p text:style-name="P7"/>
      <text:p text:style-name="P8">6.3 Git &amp; Git Hub :</text:p>
      <text:p text:style-name="P8"/>
      <text:p text:style-name="P7">Git is the version control system of this project. The repository is should be available on Git Hub</text:p>
      <text:p text:style-name="P7"/>
      <text:p text:style-name="P8">6.4 User Documentation &amp; FAQ's :</text:p>
      <text:p text:style-name="P7"/>
      <text:p text:style-name="P7">There should be a user documentation for all types of users which are is available in this project.</text:p>
      <text:p text:style-name="P7">Also there should be a FAQ documentation to help user who seeks help.</text:p>
      <text:p text:style-name="P7"><text:span text:style-name="T2"/></text:p>
      <text:p text:style-name="P7"/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3:50:44.388216988</meta:creation-date>
    <dc:date>2015-04-03T14:10:36.367805802</dc:date>
    <meta:editing-duration>P0D</meta:editing-duration>
    <meta:editing-cycles>1</meta:editing-cycles>
    <meta:document-statistic meta:table-count="0" meta:image-count="0" meta:object-count="0" meta:page-count="2" meta:paragraph-count="39" meta:word-count="387" meta:character-count="2147" meta:non-whitespace-character-count="1787"/>
    <meta:generator>LibreOffice/4.2.7.2$Linux_X86_64 LibreOffice_project/420m0$Build-2</meta:generator>
  </office:meta>
</office:document-meta>
</file>